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32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color="#ffffff" fo:font-size="12pt" style:font-size-asian="12pt" style:font-size-complex="12pt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&lt;d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&lt;d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0" office:value-type="string" calcext:value-type="string">
            <text:p>Diluted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5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5"/>
        </table:table-row>
        <table:table-row table:style-name="ro3">
          <table:table-cell table:style-name="ce47" office:value-type="string" calcext:value-type="string">
            <text:p>High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3]*[.AD3]" office:value-type="float" office:value="5.64813538277293" calcext:value-type="float">
            <text:p>5.65</text:p>
          </table:table-cell>
          <table:table-cell table:style-name="ce54" table:formula="of:=ROUNDUP([.L3]/[.O3];0)" office:value-type="float" office:value="89" calcext:value-type="float">
            <text:p>89</text:p>
          </table:table-cell>
          <table:table-cell table:style-name="ce69" table:formula="of:=[.O3]/10" office:value-type="float" office:value="0.564813538277293" calcext:value-type="float">
            <text:p>0.56</text:p>
          </table:table-cell>
          <table:table-cell table:style-name="ce54" table:formula="of:=ROUNDUP([.J3]/[.Q3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3]+[.S3]&lt;[.L3];[.AB3]+[.S3];&quot;ERROR&quot;)" office:value-type="float" office:value="450" calcext:value-type="float">
            <text:p>450</text:p>
          </table:table-cell>
          <table:table-cell table:style-name="ce54" table:formula="of:=[.T3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3]/(PI()*[.AC3]*([.Z3]-[.AA3])))/86400" office:value-type="float" office:value="0.0031378529904294" calcext:value-type="float">
            <text:p>3.14E-03</text:p>
          </table:table-cell>
          <table:table-cell table:style-name="ce54" table:formula="of:=AVERAGE([.AA3];[.Z3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3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High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4]*[.AD4]" office:value-type="float" office:value="5.64813538277293" calcext:value-type="float">
            <text:p>5.65</text:p>
          </table:table-cell>
          <table:table-cell table:style-name="ce54" table:formula="of:=ROUNDUP([.L4]/[.O4];0)" office:value-type="float" office:value="89" calcext:value-type="float">
            <text:p>89</text:p>
          </table:table-cell>
          <table:table-cell table:style-name="ce69" table:formula="of:=[.O4]/10" office:value-type="float" office:value="0.564813538277293" calcext:value-type="float">
            <text:p>0.56</text:p>
          </table:table-cell>
          <table:table-cell table:style-name="ce54" table:formula="of:=ROUNDUP([.J4]/[.Q4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4]+[.S4]&lt;[.L4];[.AB4]+[.S4];&quot;ERROR&quot;)" office:value-type="float" office:value="450" calcext:value-type="float">
            <text:p>450</text:p>
          </table:table-cell>
          <table:table-cell table:style-name="ce54" table:formula="of:=[.T4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4]/(PI()*[.AC4]*([.Z4]-[.AA4])))/86400" office:value-type="float" office:value="0.0031378529904294" calcext:value-type="float">
            <text:p>3.14E-03</text:p>
          </table:table-cell>
          <table:table-cell table:style-name="ce54" table:formula="of:=AVERAGE([.AA4];[.Z4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4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1800" calcext:value-type="float">
            <text:p>1800</text:p>
          </table:table-cell>
          <table:table-cell table:style-name="ce69" table:formula="of:=[.N5]*[.AD5]" office:value-type="float" office:value="5.64813538277293" calcext:value-type="float">
            <text:p>5.65</text:p>
          </table:table-cell>
          <table:table-cell table:style-name="ce54" table:formula="of:=ROUNDUP([.L5]/[.O5];0)" office:value-type="float" office:value="89" calcext:value-type="float">
            <text:p>89</text:p>
          </table:table-cell>
          <table:table-cell table:style-name="ce69" table:formula="of:=[.O5]/10" office:value-type="float" office:value="0.564813538277293" calcext:value-type="float">
            <text:p>0.56</text:p>
          </table:table-cell>
          <table:table-cell table:style-name="ce54" table:formula="of:=ROUNDUP([.J5]/[.Q5];0)" office:value-type="float" office:value="71" calcext:value-type="float">
            <text:p>71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5]+[.S5]&lt;[.L5];[.AB5]+[.S5];&quot;ERROR&quot;)" office:value-type="float" office:value="450" calcext:value-type="float">
            <text:p>450</text:p>
          </table:table-cell>
          <table:table-cell table:style-name="ce54" table:formula="of:=[.T5]+4" office:value-type="float" office:value="454" calcext:value-type="float">
            <text:p>454</text:p>
          </table:table-cell>
          <table:table-cell table:style-name="ce54" office:value-type="float" office:value="1.363" calcext:value-type="float">
            <text:p>1.363</text:p>
          </table:table-cell>
          <table:table-cell table:number-columns-repeated="2" table:style-name="ce31" office:value-type="float" office:value="1" calcext:value-type="float">
            <text:p>1.00E+00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5]/(PI()*[.AC5]*([.Z5]-[.AA5])))/86400" office:value-type="float" office:value="0.0031378529904294" calcext:value-type="float">
            <text:p>3.14E-03</text:p>
          </table:table-cell>
          <table:table-cell table:style-name="ce54" table:formula="of:=AVERAGE([.AA5];[.Z5])" office:value-type="float" office:value="4" calcext:value-type="float">
            <text:p>4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5]/6.0221415E+023" office:value-type="float" office:value="1.66053886312701E-021" calcext:value-type="float">
            <text:p>1.66E-21</text:p>
          </table:table-cell>
          <table:table-cell table:number-columns-repeated="2" table:style-name="ce56" office:value-type="float" office:value="0" calcext:value-type="float">
            <text:p>0.00E+00</text:p>
          </table:table-cell>
          <table:table-cell table:style-name="ce56" office:value-type="float" office:value="0.00000349" calcext:value-type="float">
            <text:p>3.49E-06</text:p>
          </table:table-cell>
          <table:table-cell table:style-name="ce119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6]+[.F6]" office:value-type="float" office:value="20" calcext:value-type="float">
            <text:p>20</text:p>
          </table:table-cell>
          <table:table-cell table:style-name="ce55" table:formula="of:=[.F6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table:formula="of:=86400/2" office:value-type="float" office:value="43200" calcext:value-type="float">
            <text:p>43200</text:p>
          </table:table-cell>
          <table:table-cell table:style-name="ce70" table:formula="of:=[.N6]*[.AD6]" office:value-type="float" office:value="2.89131479950277" calcext:value-type="float">
            <text:p>2.89</text:p>
          </table:table-cell>
          <table:table-cell table:style-name="ce71" table:formula="of:=ROUNDUP([.L6]/[.O6];0)" office:value-type="float" office:value="70" calcext:value-type="float">
            <text:p>70</text:p>
          </table:table-cell>
          <table:table-cell table:style-name="ce70" table:formula="of:=[.O6]/10" office:value-type="float" office:value="0.289131479950277" calcext:value-type="float">
            <text:p>0.29</text:p>
          </table:table-cell>
          <table:table-cell table:style-name="ce71" table:formula="of:=ROUNDUP([.J6]/[.Q6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6]+[.S6]&lt;[.L6];[.AB6]+[.S6];&quot;ERROR&quot;)" office:value-type="float" office:value="140" calcext:value-type="float">
            <text:p>140</text:p>
          </table:table-cell>
          <table:table-cell table:style-name="ce55" table:formula="of:=[.T6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6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6]/(PI()*[.AC6]*([.Z6]-[.AA6])))/86400" office:value-type="float" office:value="0.0000669285833218233" calcext:value-type="float">
            <text:p>6.69E-05</text:p>
          </table:table-cell>
          <table:table-cell table:style-name="ce55" table:formula="of:=AVERAGE([.AA6];[.Z6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6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High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7]+[.F7]" office:value-type="float" office:value="20" calcext:value-type="float">
            <text:p>20</text:p>
          </table:table-cell>
          <table:table-cell table:style-name="ce55" table:formula="of:=[.F7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7]*[.AD7]" office:value-type="float" office:value="2.89131479950277" calcext:value-type="float">
            <text:p>2.89</text:p>
          </table:table-cell>
          <table:table-cell table:style-name="ce71" table:formula="of:=ROUNDUP([.L7]/[.O7];0)" office:value-type="float" office:value="70" calcext:value-type="float">
            <text:p>70</text:p>
          </table:table-cell>
          <table:table-cell table:style-name="ce70" table:formula="of:=[.O7]/10" office:value-type="float" office:value="0.289131479950277" calcext:value-type="float">
            <text:p>0.29</text:p>
          </table:table-cell>
          <table:table-cell table:style-name="ce71" table:formula="of:=ROUNDUP([.J7]/[.Q7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7]+[.S7]&lt;[.L7];[.AB7]+[.S7];&quot;ERROR&quot;)" office:value-type="float" office:value="140" calcext:value-type="float">
            <text:p>140</text:p>
          </table:table-cell>
          <table:table-cell table:style-name="ce55" table:formula="of:=[.T7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7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7]/(PI()*[.AC7]*([.Z7]-[.AA7])))/86400" office:value-type="float" office:value="0.0000669285833218233" calcext:value-type="float">
            <text:p>6.69E-05</text:p>
          </table:table-cell>
          <table:table-cell table:style-name="ce55" table:formula="of:=AVERAGE([.AA7];[.Z7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7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43200" calcext:value-type="float">
            <text:p>43200</text:p>
          </table:table-cell>
          <table:table-cell table:style-name="ce70" table:formula="of:=[.N8]*[.AD8]" office:value-type="float" office:value="2.89131479950277" calcext:value-type="float">
            <text:p>2.89</text:p>
          </table:table-cell>
          <table:table-cell table:style-name="ce71" table:formula="of:=ROUNDUP([.L8]/[.O8];0)" office:value-type="float" office:value="70" calcext:value-type="float">
            <text:p>70</text:p>
          </table:table-cell>
          <table:table-cell table:style-name="ce70" table:formula="of:=[.O8]/10" office:value-type="float" office:value="0.289131479950277" calcext:value-type="float">
            <text:p>0.29</text:p>
          </table:table-cell>
          <table:table-cell table:style-name="ce71" table:formula="of:=ROUNDUP([.J8]/[.Q8];0)" office:value-type="float" office:value="70" calcext:value-type="float">
            <text:p>7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8]+[.S8]&lt;[.L8];[.AB8]+[.S8];&quot;ERROR&quot;)" office:value-type="float" office:value="140" calcext:value-type="float">
            <text:p>140</text:p>
          </table:table-cell>
          <table:table-cell table:style-name="ce55" table:formula="of:=[.T8]+4" office:value-type="float" office:value="144" calcext:value-type="float">
            <text:p>144</text:p>
          </table:table-cell>
          <table:table-cell table:style-name="ce55" office:value-type="float" office:value="0.136" calcext:value-type="float">
            <text:p>0.136</text:p>
          </table:table-cell>
          <table:table-cell table:number-columns-repeated="2" table:style-name="ce32" office:value-type="float" office:value="1" calcext:value-type="float">
            <text:p>1.00E+00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8]/(PI()*[.AC8]*([.Z8]-[.AA8])))/86400" office:value-type="float" office:value="0.0000669285833218233" calcext:value-type="float">
            <text:p>6.69E-05</text:p>
          </table:table-cell>
          <table:table-cell table:style-name="ce55" table:formula="of:=AVERAGE([.AA8];[.Z8])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8]/6.0221415E+023" office:value-type="float" office:value="1.66053886312701E-021" calcext:value-type="float">
            <text:p>1.66E-21</text:p>
          </table:table-cell>
          <table:table-cell table:number-columns-repeated="2" table:style-name="ce57" office:value-type="float" office:value="0" calcext:value-type="float">
            <text:p>0.00E+00</text:p>
          </table:table-cell>
          <table:table-cell table:style-name="ce57" office:value-type="float" office:value="0.00000349" calcext:value-type="float">
            <text:p>3.49E-06</text:p>
          </table:table-cell>
          <table:table-cell table:style-name="ce120" office:value-type="float" office:value="0.00000349" calcext:value-type="float">
            <text:p>3.49E-06</text:p>
          </table:table-cell>
          <table:table-cell table:number-columns-repeated="985"/>
        </table:table-row>
        <table:table-row table:style-name="ro3" table:number-rows-repeated="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8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&lt;dX&gt;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&lt;dZ&gt;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2.89131479950277" calcext:value-type="float">
            <text:p>2.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0.289131479950277" calcext:value-type="float">
            <text:p>0.2891314799502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669285833218233" calcext:value-type="float">
            <text:p>6.69285833218233E-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</table:table>
      <table:table table:name="OnlyDecay" table:style-name="ta1">
        <table:table-column table:style-name="co13" table:number-columns-repeated="36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ExtractionFlow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High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3200" calcext:value-type="float">
            <text:p>43200</text:p>
          </table:table-cell>
          <table:table-cell office:value-type="float" office:value="1.54203455973481" calcext:value-type="float">
            <text:p>1.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0.154203455973481" calcext:value-type="float">
            <text:p>0.154203455973481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527928591719458" calcext:value-type="float">
            <text:p>0.000527928591719</text:p>
          </table:table-cell>
          <table:table-cell office:value-type="float" office:value="0.00000000305514231319131" calcext:value-type="float">
            <text:p>3.05514231319131E-09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356952444383057" calcext:value-type="float">
            <text:p>3.56952444383057E-05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High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3.01233887081223" calcext:value-type="float">
            <text:p>3.01233887081223</text:p>
          </table:table-cell>
          <table:table-cell office:value-type="float" office:value="166" calcext:value-type="float">
            <text:p>166</text:p>
          </table:table-cell>
          <table:table-cell office:value-type="float" office:value="0.301233887081223" calcext:value-type="float">
            <text:p>0.301233887081223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107390191799135" calcext:value-type="float">
            <text:p>0.001073901917991</text:p>
          </table:table-cell>
          <table:table-cell office:value-type="float" office:value="0.00000000310735508678054" calcext:value-type="float">
            <text:p>3.10735508678054E-09</text:p>
          </table:table-cell>
          <table:table-cell office:value-type="float" office:value="2725.5" calcext:value-type="float">
            <text:p>272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0167352159489568" calcext:value-type="float">
            <text:p>0.001673521594896</text:p>
          </table:table-cell>
          <table:table-cell office:value-type="float" office:value="7.5" calcext:value-type="float">
            <text:p>7.5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349" calcext:value-type="float">
            <text:p>3.4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9:35:06.851001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0:29:14.296789225</dc:date>
    <dc:creator>Edwin Saavedra C</dc:creator>
    <meta:editing-duration>PT2H1M52S</meta:editing-duration>
    <meta:editing-cycles>27</meta:editing-cycles>
    <meta:generator>LibreOffice/6.0.7.3$Linux_X86_64 LibreOffice_project/00m0$Build-3</meta:generator>
    <meta:document-statistic meta:table-count="3" meta:cell-count="625" meta:object-count="0"/>
  </office:meta>
</office:document-meta>
</file>